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Keyword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793.5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eyword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2840.31pt" svg:x="81.38pt" svg:y="1002.7pt" draw:caption-point-x="-11.54pt" draw:caption-point-y="-1002.42pt">
              <dc:date>2024-07-25T00:00:00</dc:date>
              <text:p text:style-name="P1">link https://sites.google.com/view/brea-photo-booth-rental/home</text:p>
              <text:p text:style-name="P1"><text:tab/>-Erin Edwards</text:p>
              <text:p text:style-name="P1">----</text:p>
              <text:p text:style-name="P1">document pub https://docs.google.com/document/d/1ARljgqeEyZ8bZfWETdX6uO_416VO3J_R4QmMI5HX0Bg/pub</text:p>
              <text:p text:style-name="P1"/>
              <text:p text:style-name="P1"><text:s/>document view https://docs.google.com/document/d/1ARljgqeEyZ8bZfWETdX6uO_416VO3J_R4QmMI5HX0Bg/view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link https://sites.google.com/view/irvinephotoboothrental/home</text:p>
              <text:p text:style-name="P1"/>
              <text:p text:style-name="P1"><text:s/>link https://sites.google.com/view/irvinephotoboothrental/photo-booth-rental-irvine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document https://docs.google.com/document/d/1L2LE74zvZiNfTUeNsuJvmW6ku0KVcPo3mqF9HWGCFMI/edit?usp=sharing</text:p>
              <text:p text:style-name="P1"/>
              <text:p text:style-name="P1"><text:s/>document pub https://docs.google.com/document/d/1L2LE74zvZiNfTUeNsuJvmW6ku0KVcPo3mqF9HWGCFMI/pub</text:p>
              <text:p text:style-name="P1"/>
              <text:p text:style-name="P1"><text:s/>document view https://docs.google.com/document/d/1L2LE74zvZiNfTUeNsuJvmW6ku0KVcPo3mqF9HWGCFMI/view</text:p>
              <text:p text:style-name="P1"/>
              <text:p text:style-name="P1"><text:s/>document https://docs.google.com/document/d/1-UUeQeM1qoRvG8sj0_F2jX75QMF4hWo4cMFV0PKq1kw/edit?usp=sharing</text:p>
              <text:p text:style-name="P1"/>
              <text:p text:style-name="P1"><text:s/>document pub https://docs.google.com/document/d/1-UUeQeM1qoRvG8sj0_F2jX75QMF4hWo4cMFV0PKq1kw/pub</text:p>
              <text:p text:style-name="P1"/>
              <text:p text:style-name="P1"><text:s/>document view https://docs.google.com/document/d/1-UUeQeM1qoRvG8sj0_F2jX75QMF4hWo4cMFV0PKq1kw/view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link https://sites.google.com/view/irvinephotoboothrental/home</text:p>
              <text:p text:style-name="P1"/>
              <text:p text:style-name="P1"><text:s/>link https://sites.google.com/view/irvinephotoboothrental/photo-booth-rental-irvine</text:p>
              <text:p text:style-name="P1"/>
              <text:p text:style-name="P1"><text:s/>link https://sites.google.com/view/vogue-booth-rental-los-angeles/home</text:p>
              <text:p text:style-name="P1"><text:tab/>-Erin Edwards</text:p>
              <text:p text:style-name="P1">----</text:p>
              <text:p text:style-name="P1">document https://docs.google.com/document/d/1mA_SKrCh4tVHvrv3pTM03is9Q1E6ctXeKdctUOoTLuM/edit?usp=sharing</text:p>
              <text:p text:style-name="P1"/>
              <text:p text:style-name="P1"><text:s/>document pub https://docs.google.com/document/d/1mA_SKrCh4tVHvrv3pTM03is9Q1E6ctXeKdctUOoTLuM/pub</text:p>
              <text:p text:style-name="P1"/>
              <text:p text:style-name="P1"><text:s/>document view https://docs.google.com/document/d/1mA_SKrCh4tVHvrv3pTM03is9Q1E6ctXeKdctUOoTLuM/view</text:p>
              <text:p text:style-name="P1"/>
              <text:p text:style-name="P1"><text:s/>document https://docs.google.com/document/d/1hYzqZYgT-3IgSuPzUuSt80xufodIiUQv6mbZGCc6FH0/edit?usp=sharing</text:p>
              <text:p text:style-name="P1"/>
              <text:p text:style-name="P1"><text:s/>document pub https://docs.google.com/document/d/1hYzqZYgT-3IgSuPzUuSt80xufodIiUQv6mbZGCc6FH0/pub</text:p>
              <text:p text:style-name="P1"/>
              <text:p text:style-name="P1"><text:s/>document view https://docs.google.com/document/d/1hYzqZYgT-3IgSuPzUuSt80xufodIiUQv6mbZGCc6FH0/view</text:p>
              <text:p text:style-name="P1"/>
              <text:p text:style-name="P1"><text:s/>document https://docs.google.com/document/d/155uMPMZy-yIn5FwYxc6I8k_q04HM-QjsKJPJjNhR3dM/edit?usp=sharing</text:p>
              <text:p text:style-name="P1"/>
              <text:p text:style-name="P1"><text:s/>document pub https://docs.google.com/document/d/155uMPMZy-yIn5FwYxc6I8k_q04HM-QjsKJPJjNhR3dM/pub</text:p>
              <text:p text:style-name="P1"/>
              <text:p text:style-name="P1"><text:s/>document view https://docs.google.com/document/d/155uMPMZy-yIn5FwYxc6I8k_q04HM-QjsKJPJjNhR3dM/view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link https://sites.google.com/view/irvinephotoboothrental/home</text:p>
              <text:p text:style-name="P1"/>
              <text:p text:style-name="P1"><text:s/>link https://sites.google.com/view/irvinephotoboothrental/photo-booth-rental-irvine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document https://docs.google.com/document/d/1KfUdQsxcEwuOe-37mIdTMfeLiSHD55vdqLQ-bSqKD0U/edit?usp=sharing</text:p>
              <text:p text:style-name="P1"/>
              <text:p text:style-name="P1"><text:s/>document pub https://docs.google.com/document/d/1KfUdQsxcEwuOe-37mIdTMfeLiSHD55vdqLQ-bSqKD0U/pub</text:p>
              <text:p text:style-name="P1"/>
              <text:p text:style-name="P1"><text:s/>document view https://docs.google.com/document/d/1KfUdQsxcEwuOe-37mIdTMfeLiSHD55vdqLQ-bSqKD0U/view</text:p>
              <text:p text:style-name="P1"/>
              <text:p text:style-name="P1"><text:s/>document https://docs.google.com/document/d/1UvDKi-yz3CAaSNinsBpoUI6zaDsJpBpI93wv3PfXNSM/edit?usp=sharing</text:p>
              <text:p text:style-name="P1"/>
              <text:p text:style-name="P1"><text:s/>document pub https://docs.google.com/document/d/1UvDKi-yz3CAaSNinsBpoUI6zaDsJpBpI93wv3PfXNSM/pub</text:p>
              <text:p text:style-name="P1"/>
              <text:p text:style-name="P1"><text:s/>document view https://docs.google.com/document/d/1UvDKi-yz3CAaSNinsBpoUI6zaDsJpBpI93wv3PfXNSM/view</text:p>
              <text:p text:style-name="P1"/>
              <text:p text:style-name="P1"><text:s/>document https://docs.google.com/document/d/1ARljgqeEyZ8bZfWETdX6uO_416VO3J_R4QmMI5HX0Bg/edit?usp=sharing</text:p>
              <text:p text:style-name="P1"><text:tab/>-Erin Edwards</text:p>
              <text:p text:style-name="P1">----</text:p>
              <text:p text:style-name="P1">document https://docs.google.com/document/d/15tf3_vg_qYX16iWzKLzvG5weU5ct6i0aUA6xieFp_LA/edit?usp=sharing</text:p>
              <text:p text:style-name="P1"/>
              <text:p text:style-name="P1"><text:s/>document pub https://docs.google.com/document/d/15tf3_vg_qYX16iWzKLzvG5weU5ct6i0aUA6xieFp_LA/pub</text:p>
              <text:p text:style-name="P1"/>
              <text:p text:style-name="P1"><text:s/>document view https://docs.google.com/document/d/15tf3_vg_qYX16iWzKLzvG5weU5ct6i0aUA6xieFp_LA/view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link https://sites.google.com/view/irvinephotoboothrental/home</text:p>
              <text:p text:style-name="P1"/>
              <text:p text:style-name="P1"><text:s/>link https://sites.google.com/view/irvinephotoboothrental/photo-booth-rental-irvine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document https://docs.google.com/document/d/1vQCIxqDxmH1QL2Cdc9zXbqZoPM2lTaTbqamnb8nUCVI/edit?usp=sharing</text:p>
              <text:p text:style-name="P1"/>
              <text:p text:style-name="P1"><text:s/>document pub https://docs.google.com/document/d/1vQCIxqDxmH1QL2Cdc9zXbqZoPM2lTaTbqamnb8nUCVI/pub</text:p>
              <text:p text:style-name="P1"/>
              <text:p text:style-name="P1"><text:s/>document view https://docs.google.com/document/d/1vQCIxqDxmH1QL2Cdc9zXbqZoPM2lTaTbqamnb8nUCVI/view</text:p>
              <text:p text:style-name="P1"/>
              <text:p text:style-name="P1"><text:s/>document https://docs.google.com/document/d/1H-TaQJYJzskF8TaHtfPt0RMQAIekOCBRQUsQQbtcr3g/edit?usp=sharing</text:p>
              <text:p text:style-name="P1"/>
              <text:p text:style-name="P1"><text:s/>document pub https://docs.google.com/document/d/1H-TaQJYJzskF8TaHtfPt0RMQAIekOCBRQUsQQbtcr3g/pub</text:p>
              <text:p text:style-name="P1"/>
              <text:p text:style-name="P1"><text:s/>document view https://docs.google.com/document/d/1H-TaQJYJzskF8TaHtfPt0RMQAIekOCBRQUsQQbtcr3g/view</text:p>
              <text:p text:style-name="P1"/>
              <text:p text:style-name="P1"><text:s/>document https://docs.google.com/document/d/1JtPFbEv7OG4mATpCtyf-0wW_8GXPB7tJHoborwREoWk/edit?usp=sharing</text:p>
              <text:p text:style-name="P1"/>
              <text:p text:style-name="P1"><text:s/>document pub https://docs.google.com/document/d/1JtPFbEv7OG4mATpCtyf-0wW_8GXPB7tJHoborwREoWk/pub</text:p>
              <text:p text:style-name="P1"/>
              <text:p text:style-name="P1"><text:s/>document view https://docs.google.com/document/d/1JtPFbEv7OG4mATpCtyf-0wW_8GXPB7tJHoborwREoWk/view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link https://sites.google.com/view/irvinephotoboothrental/home</text:p>
              <text:p text:style-name="P1"/>
              <text:p text:style-name="P1"><text:s/>link https://sites.google.com/view/irvinephotoboothrental/photo-booth-rental-irvine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><text:tab/>-Erin Edwards</text:p>
              <text:p text:style-name="P1">----</text:p>
              <text:p text:style-name="P1"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document https://docs.google.com/document/d/14Kx9d1AkJh-ATFCOA6GuSwB2rnGgP7mEETaNurSlWWs/edit?usp=sharing</text:p>
              <text:p text:style-name="P1"/>
              <text:p text:style-name="P1"><text:s/>document pub https://docs.google.com/document/d/14Kx9d1AkJh-ATFCOA6GuSwB2rnGgP7mEETaNurSlWWs/pub</text:p>
              <text:p text:style-name="P1"/>
              <text:p text:style-name="P1"><text:s/>document view https://docs.google.com/document/d/14Kx9d1AkJh-ATFCOA6GuSwB2rnGgP7mEETaNurSlWWs/view</text:p>
              <text:p text:style-name="P1"/>
              <text:p text:style-name="P1"><text:s/>document https://docs.google.com/document/d/1jP-nUpqKMAxRQy54az7DP9f_VsUdYQXLNdZ_D83UJVs/edit?usp=sharing</text:p>
              <text:p text:style-name="P1"/>
              <text:p text:style-name="P1"><text:s/>document pub https://docs.google.com/document/d/1jP-nUpqKMAxRQy54az7DP9f_VsUdYQXLNdZ_D83UJVs/pub</text:p>
              <text:p text:style-name="P1"/>
              <text:p text:style-name="P1"><text:s/>document view https://docs.google.com/document/d/1jP-nUpqKMAxRQy54az7DP9f_VsUdYQXLNdZ_D83UJVs/view</text:p>
              <text:p text:style-name="P1"/>
              <text:p text:style-name="P1"><text:s/>document https://docs.google.com/document/d/1IjLRCrTQ5iplMU1niokMBpQep9h390DGEtGZ1GGpSYs/edit?usp=sharing</text:p>
              <text:p text:style-name="P1"/>
              <text:p text:style-name="P1"><text:s/>document pub https://docs.google.com/document/d/1IjLRCrTQ5iplMU1niokMBpQep9h390DGEtGZ1GGpSYs/pub</text:p>
              <text:p text:style-name="P1"/>
              <text:p text:style-name="P1"><text:s/>document view https://docs.google.com/document/d/1IjLRCrTQ5iplMU1niokMBpQep9h390DGEtGZ1GGpSYs/view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link https://sites.google.com/view/irvinephotoboothrental/home</text:p>
              <text:p text:style-name="P1"/>
              <text:p text:style-name="P1"><text:s/>link https://sites.google.com/view/irvinephotoboothrental/photo-booth-rental-irvine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document https://docs.google.com/document/d/1vOHZp9QnrYhdPzgmvLC5IqAvsp0rkTLWI5xhR1HnjCw/edit?usp=sharing</text:p>
              <text:p text:style-name="P1"/>
              <text:p text:style-name="P1"><text:s/>document pub https://docs.google.com/document/d/1vOHZp9QnrYhdPzgmvLC5IqAvsp0rkTLWI5xhR1HnjCw/pub</text:p>
              <text:p text:style-name="P1"/>
              <text:p text:style-name="P1"><text:s/>document view https://docs.google.com/document/d/1vOHZp9QnrYhdPzgmvLC5IqAvsp0rkTLWI5xhR1HnjCw/view</text:p>
              <text:p text:style-name="P1"/>
              <text:p text:style-name="P1"><text:s/>document https://docs.google.com/document/d/1tisGyYBPOwaMUAyCci4nTEASuhKpNpzjd_OmvmQGLRI/edit?usp=sharing</text:p>
              <text:p text:style-name="P1"/>
              <text:p text:style-name="P1"><text:s/>document pub https://docs.google.com/document/d/1tisGyYBPOwaMUAyCci4nTEASuhKpNpzjd_OmvmQGLRI/pub</text:p>
              <text:p text:style-name="P1"/>
              <text:p text:style-name="P1"><text:s/>document view https://docs.google.com/document/d/1tisGyYBPOwaMUAyCci4nTEASuhKpNpzjd_OmvmQGLRI/view</text:p>
              <text:p text:style-name="P1"><text:tab/>-Erin Edwards</text:p>
              <text:p text:style-name="P1">----</text:p>
              <text:p text:style-name="P1">sheet https://docs.google.com/spreadsheets/d/1wPWac6UXW72WiHQ3msSOrrqfTVbcssrgwqAPwNmt1mI/edit#gid=0</text:p>
              <text:p text:style-name="P1"/>
              <text:p text:style-name="P1"><text:s/>sheet https://docs.google.com/spreadsheets/d/1wPWac6UXW72WiHQ3msSOrrqfTVbcssrgwqAPwNmt1mI/edit#gid=424039247</text:p>
              <text:p text:style-name="P1"/>
              <text:p text:style-name="P1"><text:s/>sheet https://docs.google.com/spreadsheets/d/1wPWac6UXW72WiHQ3msSOrrqfTVbcssrgwqAPwNmt1mI/edit#gid=1645206332</text:p>
              <text:p text:style-name="P1"/>
              <text:p text:style-name="P1"><text:s/>sheet https://docs.google.com/spreadsheets/d/1wPWac6UXW72WiHQ3msSOrrqfTVbcssrgwqAPwNmt1mI/edit#gid=2034927346</text:p>
              <text:p text:style-name="P1"/>
              <text:p text:style-name="P1"><text:s/>sheet https://docs.google.com/spreadsheets/d/1wPWac6UXW72WiHQ3msSOrrqfTVbcssrgwqAPwNmt1mI/edit#gid=1893258039</text:p>
              <text:p text:style-name="P1"/>
              <text:p text:style-name="P1"><text:s/>folder HTML https://drive.google.com/drive/folders/1RK5ls0eCMdMRDU_lSoXt-11qdtvZdwWv?usp=sharing</text:p>
              <text:p text:style-name="P1"/>
              <text:p text:style-name="P1"><text:s/>HTML https://drive.google.com/file/d/1Y-wovggXO22XpOEEQATTSvf0MqOZOz3h/view?usp=sharing</text:p>
              <text:p text:style-name="P1"/>
              <text:p text:style-name="P1"><text:s/>folder Microsoft Files https://drive.google.com/drive/folders/1M3RezKI8OXdWtJ-JZR7rM68AA_mgHGaC?usp=sharing</text:p>
              <text:p text:style-name="P1"/>
              <text:p text:style-name="P1"><text:s/>document https://docs.google.com/document/d/1DfErLU02u0KBQooQhl5RLm54S0LObmU9wTwrrJgwsJ4/edit?usp=sharing</text:p>
              <text:p text:style-name="P1"/>
              <text:p text:style-name="P1"><text:s/>document pub https://docs.google.com/document/d/1DfErLU02u0KBQooQhl5RLm54S0LObmU9wTwrrJgwsJ4/pub</text:p>
              <text:p text:style-name="P1"/>
              <text:p text:style-name="P1"><text:s/>document view https://docs.google.com/document/d/1DfErLU02u0KBQooQhl5RLm54S0LObmU9wTwrrJgwsJ4/view</text:p>
              <text:p text:style-name="P1"/>
              <text:p text:style-name="P1"><text:s/>document https://docs.google.com/document/d/1t41MNj3_ojLX33VFSOBZI4_JUbXNaBQUF1kuN0ztvL0/edit?usp=sharing</text:p>
              <text:p text:style-name="P1"/>
              <text:p text:style-name="P1"><text:s/>document pub https://docs.google.com/document/d/1t41MNj3_ojLX33VFSOBZI4_JUbXNaBQUF1kuN0ztvL0/pub</text:p>
              <text:p text:style-name="P1"/>
              <text:p text:style-name="P1"><text:s/>document view https://docs.google.com/document/d/1t41MNj3_ojLX33VFSOBZI4_JUbXNaBQUF1kuN0ztvL0/view</text:p>
              <text:p text:style-name="P1"/>
              <text:p text:style-name="P1"><text:s/>document https://docs.google.com/document/d/1jFHnLuFlEuJk3TsYOHzrHVqkc6p0lv9t8cNlieeTR_8/edit?usp=sharing</text:p>
              <text:p text:style-name="P1"/>
              <text:p text:style-name="P1"><text:s/>document pub https://docs.google.com/document/d/1jFHnLuFlEuJk3TsYOHzrHVqkc6p0lv9t8cNlieeTR_8/pub</text:p>
              <text:p text:style-name="P1"/>
              <text:p text:style-name="P1"><text:s/>document view https://docs.google.com/document/d/1jFHnLuFlEuJk3TsYOHzrHVqkc6p0lv9t8cNlieeTR_8/view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link https://sites.google.com/view/irvinephotoboothrental/home</text:p>
              <text:p text:style-name="P1"/>
              <text:p text:style-name="P1"><text:s/>link https://sites.google.com/view/irvinephotoboothrental/photo-booth-rental-irvine</text:p>
              <text:p text:style-name="P1"><text:tab/>-Erin Edwards</text:p>
              <text:p text:style-name="P1">----</text:p>
              <text:p text:style-name="P1">Calendar - All Day Event https://www.google.com/calendar/event?eid=dGdyZTA2NGY0bWltdmpiZjg4MHRldGM2M2cgYThjZjk1YmZhNDc5YWZmMGE1NDkxYjVjNzRhNTgxMWFkNGE3MmNlZTNkZDM4OTA0OTM3MTY2MGIzMDA2OGQxOUBncm91cC5jYWxlbmRhci5nb29nbGUuY29t</text:p>
              <text:p text:style-name="P1"/>
              <text:p text:style-name="P1"><text:s/>Calendar - All Day Event https://www.google.com/calendar/event?eid=MzltcGJkdHNyYnRvNmJjM2t2YWRrdGhka2cgYThjZjk1YmZhNDc5YWZmMGE1NDkxYjVjNzRhNTgxMWFkNGE3MmNlZTNkZDM4OTA0OTM3MTY2MGIzMDA2OGQxOUBncm91cC5jYWxlbmRhci5nb29nbGUuY29t</text:p>
              <text:p text:style-name="P1"/>
              <text:p text:style-name="P1"><text:s/>Calendar - All Day Event https://www.google.com/calendar/event?eid=NXMxZWZzNTg1NWw3ZTBpcDA2c24zY3NwYmsgYThjZjk1YmZhNDc5YWZmMGE1NDkxYjVjNzRhNTgxMWFkNGE3MmNlZTNkZDM4OTA0OTM3MTY2MGIzMDA2OGQxOUBncm91cC5jYWxlbmRhci5nb29nbGUuY29t</text:p>
              <text:p text:style-name="P1"/>
              <text:p text:style-name="P1"><text:s/>Calendar - All Day Event https://www.google.com/calendar/event?eid=ZGpzMWQybzB0cTVrN3FnbWs5cThqaGs0a2MgYThjZjk1YmZhNDc5YWZmMGE1NDkxYjVjNzRhNTgxMWFkNGE3MmNlZTNkZDM4OTA0OTM3MTY2MGIzMDA2OGQxOUBncm91cC5jYWxlbmRhci5nb29nbGUuY29t</text:p>
              <text:p text:style-name="P1"/>
              <text:p text:style-name="P1"><text:s/>Calendar - All Day Event https://www.google.com/calendar/event?eid=MXVqamdzNzBvbzZlM2w5aHZhaWY4cWlmbXMgYThjZjk1YmZhNDc5YWZmMGE1NDkxYjVjNzRhNTgxMWFkNGE3MmNlZTNkZDM4OTA0OTM3MTY2MGIzMDA2OGQxOUBncm91cC5jYWxlbmRhci5nb29nbGUuY29t</text:p>
              <text:p text:style-name="P1"/>
              <text:p text:style-name="P1"><text:s/>Calendar - All Day Event https://www.google.com/calendar/event?eid=bTQyc3NoM3JoNDNvYjJ1bzhza2ZpYm5lZ2cgYThjZjk1YmZhNDc5YWZmMGE1NDkxYjVjNzRhNTgxMWFkNGE3MmNlZTNkZDM4OTA0OTM3MTY2MGIzMDA2OGQxOUBncm91cC5jYWxlbmRhci5nb29nbGUuY29t</text:p>
              <text:p text:style-name="P1"/>
              <text:p text:style-name="P1"><text:s/>Calendar - All Day Event https://www.google.com/calendar/event?eid=aTg1azhmNnQ3dWFmZ2hsdGc1ZzU4cTBxaDggYThjZjk1YmZhNDc5YWZmMGE1NDkxYjVjNzRhNTgxMWFkNGE3MmNlZTNkZDM4OTA0OTM3MTY2MGIzMDA2OGQxOUBncm91cC5jYWxlbmRhci5nb29nbGUuY29t</text:p>
              <text:p text:style-name="P1"/>
              <text:p text:style-name="P1"><text:s/>Calendar - All Day Event https://www.google.com/calendar/event?eid=b2l2OWUwZW81Y2szanJyNzRqZmFwbWZhZWcgYThjZjk1YmZhNDc5YWZmMGE1NDkxYjVjNzRhNTgxMWFkNGE3MmNlZTNkZDM4OTA0OTM3MTY2MGIzMDA2OGQxOUBncm91cC5jYWxlbmRhci5nb29nbGUuY29t</text:p>
              <text:p text:style-name="P1"/>
              <text:p text:style-name="P1"><text:s/>video https://youtu.be/7LllWbcsav0</text:p>
              <text:p text:style-name="P1"/>
              <text:p text:style-name="P1"><text:s/>video https://youtu.be/gg9HqdfCNPU</text:p>
              <text:p text:style-name="P1"/>
              <text:p text:style-name="P1"><text:s/>video https://youtu.be/oqjwKz3NvlY</text:p>
              <text:p text:style-name="P1"/>
              <text:p text:style-name="P1"><text:s/>video https://youtu.be/sRroGoy86Gs</text:p>
              <text:p text:style-name="P1"/>
              <text:p text:style-name="P1"><text:s/>video https://youtu.be/qlzCxiTrIDk</text:p>
              <text:p text:style-name="P1"><text:tab/>-Erin Edwards</text:p>
              <text:p text:style-name="P1">----</text:p>
              <text:p text:style-name="P1">document view https://docs.google.com/document/d/1uTUEX1mh-8qPhKwXAqI2PsSf_wg8Scfp2QdfALs1d68/view</text:p>
              <text:p text:style-name="P1"/>
              <text:p text:style-name="P1"><text:s/>presentation https://docs.google.com/presentation/d/17WPDLuvcmRucLX-WnsvOM8TXcs18dp0ev9ZtfqhFATo/edit?usp=sharing</text:p>
              <text:p text:style-name="P1"/>
              <text:p text:style-name="P1"><text:s/>presentation pub https://docs.google.com/presentation/d/17WPDLuvcmRucLX-WnsvOM8TXcs18dp0ev9ZtfqhFATo/pub?start=true&amp;loop=true&amp;delayms=3000</text:p>
              <text:p text:style-name="P1"/>
              <text:p text:style-name="P1"><text:s/>presentation view https://docs.google.com/presentation/d/17WPDLuvcmRucLX-WnsvOM8TXcs18dp0ev9ZtfqhFATo/view</text:p>
              <text:p text:style-name="P1"/>
              <text:p text:style-name="P1"><text:s/>presentation html https://docs.google.com/presentation/d/17WPDLuvcmRucLX-WnsvOM8TXcs18dp0ev9ZtfqhFATo/htmlpresent</text:p>
              <text:p text:style-name="P1"/>
              <text:p text:style-name="P1"><text:s/>calendar https://calendar.google.com?cid=a8cf95bfa479aff0a5491b5c74a5811ad4a72cee3dd389049371660b30068d19@group.calendar.google.com</text:p>
              <text:p text:style-name="P1"/>
              <text:p text:style-name="P1"><text:s/>Calendar - All Day Event https://www.google.com/calendar/event?eid=aWM4YTliNTV0djhxZDJwcDRhM2QzdDNwc2sgYThjZjk1YmZhNDc5YWZmMGE1NDkxYjVjNzRhNTgxMWFkNGE3MmNlZTNkZDM4OTA0OTM3MTY2MGIzMDA2OGQxOUBncm91cC5jYWxlbmRhci5nb29nbGUuY29t</text:p>
              <text:p text:style-name="P1"/>
              <text:p text:style-name="P1"><text:s/>Calendar - All Day Event https://www.google.com/calendar/event?eid=bnJudW1pdmljaDBpNW0zZWNvN2VyYjM1ODggYThjZjk1YmZhNDc5YWZmMGE1NDkxYjVjNzRhNTgxMWFkNGE3MmNlZTNkZDM4OTA0OTM3MTY2MGIzMDA2OGQxOUBncm91cC5jYWxlbmRhci5nb29nbGUuY29t</text:p>
              <text:p text:style-name="P1"/>
              <text:p text:style-name="P1"><text:s/>Calendar - All Day Event https://www.google.com/calendar/event?eid=NGJqa2FwZ3FicmJqNmJoZzAyZXRoZjNrY3MgYThjZjk1YmZhNDc5YWZmMGE1NDkxYjVjNzRhNTgxMWFkNGE3MmNlZTNkZDM4OTA0OTM3MTY2MGIzMDA2OGQxOUBncm91cC5jYWxlbmRhci5nb29nbGUuY29t</text:p>
              <text:p text:style-name="P1"/>
              <text:p text:style-name="P1"><text:s/>Calendar - All Day Event https://www.google.com/calendar/event?eid=cnJsY3Rna2UzOWNnNzQxcG5lOWFwbW11OWcgYThjZjk1YmZhNDc5YWZmMGE1NDkxYjVjNzRhNTgxMWFkNGE3MmNlZTNkZDM4OTA0OTM3MTY2MGIzMDA2OGQxOUBncm91cC5jYWxlbmRhci5nb29nbGUuY29t</text:p>
              <text:p text:style-name="P1"/>
              <text:p text:style-name="P1"><text:s/>Calendar - All Day Event https://www.google.com/calendar/event?eid=Mmg5MzhsZ21pbGV2bmRobXB0ZWl1bW8wM2cgYThjZjk1YmZhNDc5YWZmMGE1NDkxYjVjNzRhNTgxMWFkNGE3MmNlZTNkZDM4OTA0OTM3MTY2MGIzMDA2OGQxOUBncm91cC5jYWxlbmRhci5nb29nbGUuY29t</text:p>
              <text:p text:style-name="P1"><text:tab/>-Erin Edwards</text:p>
              <text:p text:style-name="P1">----</text:p>
              <text:p text:style-name="P1">CellImage </text:p>
              <text:p text:style-name="P1"/>
              <text:p text:style-name="P1"><text:s/>target url https://www.luckyfrogphotos.com/culvercityphotobooth.html</text:p>
              <text:p text:style-name="P1"/>
              <text:p text:style-name="P1"><text:s/>folder top https://drive.google.com/drive/folders/1loXgXNoE0I-RUbZWpLffER06fJ9YMdyE?usp=sharing</text:p>
              <text:p text:style-name="P1"/>
              <text:p text:style-name="P1"><text:s/>rss feed https://news.google.com/rss/search?q=videobooth</text:p>
              <text:p text:style-name="P1"/>
              <text:p text:style-name="P1"><text:s/>folder articles https://drive.google.com/drive/folders/1qc6tVCQqRXXF0EGfi8RbKLRrO9F6ABHu?usp=sharing</text:p>
              <text:p text:style-name="P1"/>
              <text:p text:style-name="P1"><text:s/>folder photos https://drive.google.com/drive/folders/1N1PP73u5W5tC4VkDr9BUmz7gKxZ71_ZR?usp=sharing</text:p>
              <text:p text:style-name="P1"/>
              <text:p text:style-name="P1"><text:s/>folder pdfs https://drive.google.com/drive/folders/19MTUo0W0-2lUwI0l-_y66wtg8IQAaqWd?usp=sharing</text:p>
              <text:p text:style-name="P1"/>
              <text:p text:style-name="P1"><text:s/>folder slides https://drive.google.com/drive/folders/1-FVBDkwPBknBavqmSoiC3962KZAOGOSG?usp=sharing</text:p>
              <text:p text:style-name="P1"/>
              <text:p text:style-name="P1"><text:s/>photo https://drive.google.com/file/d/1t33hvFbsi4sSFSNdR8g74m5ACVKQUi0g/view?usp=sharing</text:p>
              <text:p text:style-name="P1"/>
              <text:p text:style-name="P1"><text:s/>photo https://drive.google.com/file/d/13FEqMU8tqfWCbQquqFn89zUfZ1CBVqm-/view?usp=sharing</text:p>
              <text:p text:style-name="P1"/>
              <text:p text:style-name="P1"><text:s/>spreadsheet https://docs.google.com/spreadsheets/d/1wPWac6UXW72WiHQ3msSOrrqfTVbcssrgwqAPwNmt1mI/edit?usp=sharing</text:p>
              <text:p text:style-name="P1"/>
              <text:p text:style-name="P1"><text:s/>spreadsheet key https://docs.google.com/spreadsheet/pub?key=1wPWac6UXW72WiHQ3msSOrrqfTVbcssrgwqAPwNmt1mI</text:p>
              <text:p text:style-name="P1"/>
              <text:p text:style-name="P1"><text:s/>spreadsheet pubhtml https://docs.google.com/spreadsheets/d/1wPWac6UXW72WiHQ3msSOrrqfTVbcssrgwqAPwNmt1mI/pubhtml</text:p>
              <text:p text:style-name="P1"/>
              <text:p text:style-name="P1"><text:s/>spreadsheet pub https://docs.google.com/spreadsheets/d/1wPWac6UXW72WiHQ3msSOrrqfTVbcssrgwqAPwNmt1mI/pub</text:p>
              <text:p text:style-name="P1"/>
              <text:p text:style-name="P1"><text:s/>spreadsheet view https://docs.google.com/spreadsheets/d/1wPWac6UXW72WiHQ3msSOrrqfTVbcssrgwqAPwNmt1mI/view</text:p>
              <text:p text:style-name="P1"/>
              <text:p text:style-name="P1"><text:s/>form https://docs.google.com/forms/d/1xWsZDmztQsiIMHcFyEw45F9FKfnyUCVNaUcltDlYG1k/edit?usp=sharing</text:p>
              <text:p text:style-name="P1"/>
              <text:p text:style-name="P1"><text:s/>drawing https://docs.google.com/drawings/d/1286VxJkT-XuIYFKxB1ijMVUlOr5y7QmTDpwy-RdE4FI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culvercityphotoboothrentals/home</text:p>
              <text:p text:style-name="P1"/>
              <text:p text:style-name="P1"><text:s/>document https://docs.google.com/document/d/1uTUEX1mh-8qPhKwXAqI2PsSf_wg8Scfp2QdfALs1d68/edit?usp=sharing</text:p>
              <text:p text:style-name="P1"/>
              <text:p text:style-name="P1"><text:s/>document pub https://docs.google.com/document/d/1uTUEX1mh-8qPhKwXAqI2PsSf_wg8Scfp2QdfALs1d68/pub</text:p>
              <text:p text:style-name="P1"><text:tab/>-Erin Edwards</text:p>
            </office:annotation>
            <text:p>keyword</text:p>
          </table:table-cell>
          <table:table-cell table:style-name="ce1" office:value-type="string" calcext:value-type="string">
            <text:p>rent a photo booth Culver City</text:p>
          </table:table-cell>
          <table:table-cell table:style-name="ce2" table:formula="of:=HYPERLINK(&quot;https://www.luckyfrogphotos.com/culvercityphotobooth.html&quot;;&quot;rent a photo booth Culver City&quot;)" office:value-type="string" office:string-value="rent a photo booth Culver City" calcext:value-type="string">
            <text:p>rent a photo booth Culver City</text:p>
          </table:table-cell>
          <table:table-cell table:style-name="ce3" office:value-type="string" calcext:value-type="string">
            <text:p><text:a xlink:href="https://www.luckyfrogphotos.com/culvercityphotobooth.html" xlink:type="simple">https://www.luckyfrogphotos.com/culvercityphotobooth.html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photo booths rental Culver City</text:p>
          </table:table-cell>
          <table:table-cell table:style-name="ce2" table:formula="of:=HYPERLINK(&quot;https://drive.google.com/drive/folders/1M3RezKI8OXdWtJ-JZR7rM68AA_mgHGaC?usp=sharing&quot;;&quot;photo booths rental Culver City&quot;)" office:value-type="string" office:string-value="photo booths rental Culver City" calcext:value-type="string">
            <text:p>photo booths rental Culver City</text:p>
          </table:table-cell>
          <table:table-cell table:style-name="ce3" office:value-type="string" calcext:value-type="string">
            <text:p><text:a xlink:href="https://drive.google.com/drive/folders/1M3RezKI8OXdWtJ-JZR7rM68AA_mgHGaC?usp=sharing" xlink:type="simple">https://drive.google.com/drive/folders/1M3RezKI8OXdWtJ-JZR7rM68AA_mgHGaC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photo booth rental in Culver City</text:p>
          </table:table-cell>
          <table:table-cell table:style-name="ce2" table:formula="of:=HYPERLINK(&quot;https://docs.google.com/document/d/1DfErLU02u0KBQooQhl5RLm54S0LObmU9wTwrrJgwsJ4/edit?usp=sharing&quot;;&quot;photo booth rental in Culver City&quot;)" office:value-type="string" office:string-value="photo booth rental in Culver City" calcext:value-type="string">
            <text:p>photo booth rental in Culver City</text:p>
          </table:table-cell>
          <table:table-cell table:style-name="ce3" office:value-type="string" calcext:value-type="string">
            <text:p><text:a xlink:href="https://docs.google.com/document/d/1DfErLU02u0KBQooQhl5RLm54S0LObmU9wTwrrJgwsJ4/edit?usp=sharing" xlink:type="simple">https://docs.google.com/document/d/1DfErLU02u0KBQooQhl5RLm54S0LObmU9wTwrrJgwsJ4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photo booth for rental in Culver City</text:p>
          </table:table-cell>
          <table:table-cell table:style-name="ce2" table:formula="of:=HYPERLINK(&quot;https://docs.google.com/document/d/1DfErLU02u0KBQooQhl5RLm54S0LObmU9wTwrrJgwsJ4/pub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style-name="ce3" office:value-type="string" calcext:value-type="string">
            <text:p><text:a xlink:href="https://docs.google.com/document/d/1DfErLU02u0KBQooQhl5RLm54S0LObmU9wTwrrJgwsJ4/pub" xlink:type="simple">https://docs.google.com/document/d/1DfErLU02u0KBQooQhl5RLm54S0LObmU9wTwrrJgwsJ4/pub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photobooth for rent Culver City</text:p>
          </table:table-cell>
          <table:table-cell table:style-name="ce2" table:formula="of:=HYPERLINK(&quot;https://docs.google.com/document/d/14Kx9d1AkJh-ATFCOA6GuSwB2rnGgP7mEETaNurSlWWs/edit?usp=sharing&quot;;&quot;photobooth for rent Culver City&quot;)" office:value-type="string" office:string-value="photobooth for rent Culver City" calcext:value-type="string">
            <text:p>photobooth for rent Culver City</text:p>
          </table:table-cell>
          <table:table-cell table:style-name="ce3" office:value-type="string" calcext:value-type="string">
            <text:p><text:a xlink:href="https://docs.google.com/document/d/14Kx9d1AkJh-ATFCOA6GuSwB2rnGgP7mEETaNurSlWWs/edit?usp=sharing" xlink:type="simple">https://docs.google.com/document/d/14Kx9d1AkJh-ATFCOA6GuSwB2rnGgP7mEETaNurSlWWs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rental photobooth Culver City</text:p>
          </table:table-cell>
          <table:table-cell table:style-name="ce2" table:formula="of:=HYPERLINK(&quot;https://docs.google.com/document/d/14Kx9d1AkJh-ATFCOA6GuSwB2rnGgP7mEETaNurSlWWs/pub&quot;;&quot;rental photobooth Culver City&quot;)" office:value-type="string" office:string-value="rental photobooth Culver City" calcext:value-type="string">
            <text:p>rental photobooth Culver City</text:p>
          </table:table-cell>
          <table:table-cell table:style-name="ce3" office:value-type="string" calcext:value-type="string">
            <text:p><text:a xlink:href="https://docs.google.com/document/d/14Kx9d1AkJh-ATFCOA6GuSwB2rnGgP7mEETaNurSlWWs/pub" xlink:type="simple">https://docs.google.com/document/d/14Kx9d1AkJh-ATFCOA6GuSwB2rnGgP7mEETaNurSlWWs/pub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rent photo booth Culver City</text:p>
          </table:table-cell>
          <table:table-cell table:style-name="ce2" table:formula="of:=HYPERLINK(&quot;https://docs.google.com/document/d/14Kx9d1AkJh-ATFCOA6GuSwB2rnGgP7mEETaNurSlWWs/view&quot;;&quot;rent photo booth Culver City&quot;)" office:value-type="string" office:string-value="rent photo booth Culver City" calcext:value-type="string">
            <text:p>rent photo booth Culver City</text:p>
          </table:table-cell>
          <table:table-cell table:style-name="ce3" office:value-type="string" calcext:value-type="string">
            <text:p><text:a xlink:href="https://docs.google.com/document/d/14Kx9d1AkJh-ATFCOA6GuSwB2rnGgP7mEETaNurSlWWs/view" xlink:type="simple">https://docs.google.com/document/d/14Kx9d1AkJh-ATFCOA6GuSwB2rnGgP7mEETaNurSlWWs/view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rental photo booths Culver City</text:p>
          </table:table-cell>
          <table:table-cell table:style-name="ce2" table:formula="of:=HYPERLINK(&quot;https://docs.google.com/document/d/1vOHZp9QnrYhdPzgmvLC5IqAvsp0rkTLWI5xhR1HnjCw/edit?usp=sharing&quot;;&quot;rental photo booths Culver City&quot;)" office:value-type="string" office:string-value="rental photo booths Culver City" calcext:value-type="string">
            <text:p>rental photo booths Culver City</text:p>
          </table:table-cell>
          <table:table-cell table:style-name="ce3" office:value-type="string" calcext:value-type="string">
            <text:p><text:a xlink:href="https://docs.google.com/document/d/1vOHZp9QnrYhdPzgmvLC5IqAvsp0rkTLWI5xhR1HnjCw/edit?usp=sharing" xlink:type="simple">https://docs.google.com/document/d/1vOHZp9QnrYhdPzgmvLC5IqAvsp0rkTLWI5xhR1HnjCw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photobooth printing Culver City</text:p>
          </table:table-cell>
          <table:table-cell table:style-name="ce2" table:formula="of:=HYPERLINK(&quot;https://docs.google.com/document/d/1vOHZp9QnrYhdPzgmvLC5IqAvsp0rkTLWI5xhR1HnjCw/pub&quot;;&quot;photobooth printing Culver City&quot;)" office:value-type="string" office:string-value="photobooth printing Culver City" calcext:value-type="string">
            <text:p>photobooth printing Culver City</text:p>
          </table:table-cell>
          <table:table-cell table:style-name="ce3" office:value-type="string" calcext:value-type="string">
            <text:p><text:a xlink:href="https://docs.google.com/document/d/1vOHZp9QnrYhdPzgmvLC5IqAvsp0rkTLWI5xhR1HnjCw/pub" xlink:type="simple">https://docs.google.com/document/d/1vOHZp9QnrYhdPzgmvLC5IqAvsp0rkTLWI5xhR1HnjCw/pub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rent photo booth Culver City</text:p>
          </table:table-cell>
          <table:table-cell table:style-name="ce2" table:formula="of:=HYPERLINK(&quot;https://docs.google.com/document/d/1vOHZp9QnrYhdPzgmvLC5IqAvsp0rkTLWI5xhR1HnjCw/view&quot;;&quot;rent photo booth Culver City&quot;)" office:value-type="string" office:string-value="rent photo booth Culver City" calcext:value-type="string">
            <text:p>rent photo booth Culver City</text:p>
          </table:table-cell>
          <table:table-cell table:style-name="ce3" office:value-type="string" calcext:value-type="string">
            <text:p><text:a xlink:href="https://docs.google.com/document/d/1vOHZp9QnrYhdPzgmvLC5IqAvsp0rkTLWI5xhR1HnjCw/view" xlink:type="simple">https://docs.google.com/document/d/1vOHZp9QnrYhdPzgmvLC5IqAvsp0rkTLWI5xhR1HnjCw/view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Culver City photo booth</text:p>
          </table:table-cell>
          <table:table-cell table:style-name="ce2" table:formula="of:=HYPERLINK(&quot;https://docs.google.com/document/d/1vQCIxqDxmH1QL2Cdc9zXbqZoPM2lTaTbqamnb8nUCVI/edit?usp=sharing&quot;;&quot;Culver City photo booth&quot;)" office:value-type="string" office:string-value="Culver City photo booth" calcext:value-type="string">
            <text:p>Culver City photo booth</text:p>
          </table:table-cell>
          <table:table-cell table:style-name="ce3" office:value-type="string" calcext:value-type="string">
            <text:p><text:a xlink:href="https://docs.google.com/document/d/1vQCIxqDxmH1QL2Cdc9zXbqZoPM2lTaTbqamnb8nUCVI/edit?usp=sharing" xlink:type="simple">https://docs.google.com/document/d/1vQCIxqDxmH1QL2Cdc9zXbqZoPM2lTaTbqamnb8nUCVI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photobooth rental Culver City</text:p>
          </table:table-cell>
          <table:table-cell table:style-name="ce2" table:formula="of:=HYPERLINK(&quot;https://docs.google.com/document/d/1vQCIxqDxmH1QL2Cdc9zXbqZoPM2lTaTbqamnb8nUCVI/pub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style-name="ce3" office:value-type="string" calcext:value-type="string">
            <text:p><text:a xlink:href="https://docs.google.com/document/d/1vQCIxqDxmH1QL2Cdc9zXbqZoPM2lTaTbqamnb8nUCVI/pub" xlink:type="simple">https://docs.google.com/document/d/1vQCIxqDxmH1QL2Cdc9zXbqZoPM2lTaTbqamnb8nUCVI/pub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photo booth with backdrop Culver City</text:p>
          </table:table-cell>
          <table:table-cell table:style-name="ce2" table:formula="of:=HYPERLINK(&quot;https://docs.google.com/document/d/1vQCIxqDxmH1QL2Cdc9zXbqZoPM2lTaTbqamnb8nUCVI/view&quot;;&quot;photo booth with backdrop Culver City&quot;)" office:value-type="string" office:string-value="photo booth with backdrop Culver City" calcext:value-type="string">
            <text:p>photo booth with backdrop Culver City</text:p>
          </table:table-cell>
          <table:table-cell table:style-name="ce3" office:value-type="string" calcext:value-type="string">
            <text:p><text:a xlink:href="https://docs.google.com/document/d/1vQCIxqDxmH1QL2Cdc9zXbqZoPM2lTaTbqamnb8nUCVI/view" xlink:type="simple">https://docs.google.com/document/d/1vQCIxqDxmH1QL2Cdc9zXbqZoPM2lTaTbqamnb8nUCVI/view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renting a photo booth near Culver City</text:p>
          </table:table-cell>
          <table:table-cell table:style-name="ce2" table:formula="of:=HYPERLINK(&quot;https://docs.google.com/document/d/1mA_SKrCh4tVHvrv3pTM03is9Q1E6ctXeKdctUOoTLuM/edit?usp=sharing&quot;;&quot;renting a photo booth near Culver City&quot;)" office:value-type="string" office:string-value="renting a photo booth near Culver City" calcext:value-type="string">
            <text:p>renting a photo booth near Culver City</text:p>
          </table:table-cell>
          <table:table-cell table:style-name="ce3" office:value-type="string" calcext:value-type="string">
            <text:p><text:a xlink:href="https://docs.google.com/document/d/1mA_SKrCh4tVHvrv3pTM03is9Q1E6ctXeKdctUOoTLuM/edit?usp=sharing" xlink:type="simple">https://docs.google.com/document/d/1mA_SKrCh4tVHvrv3pTM03is9Q1E6ctXeKdctUOoTLuM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photo booth rental Culver City</text:p>
          </table:table-cell>
          <table:table-cell table:style-name="ce2" table:formula="of:=HYPERLINK(&quot;https://docs.google.com/document/d/1mA_SKrCh4tVHvrv3pTM03is9Q1E6ctXeKdctUOoTLuM/pub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style-name="ce3" office:value-type="string" calcext:value-type="string">
            <text:p><text:a xlink:href="https://docs.google.com/document/d/1mA_SKrCh4tVHvrv3pTM03is9Q1E6ctXeKdctUOoTLuM/pub" xlink:type="simple">https://docs.google.com/document/d/1mA_SKrCh4tVHvrv3pTM03is9Q1E6ctXeKdctUOoTLuM/pub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rental a photo booth Culver City</text:p>
          </table:table-cell>
          <table:table-cell table:style-name="ce2" table:formula="of:=HYPERLINK(&quot;https://docs.google.com/document/d/1mA_SKrCh4tVHvrv3pTM03is9Q1E6ctXeKdctUOoTLuM/view&quot;;&quot;rental a photo booth Culver City&quot;)" office:value-type="string" office:string-value="rental a photo booth Culver City" calcext:value-type="string">
            <text:p>rental a photo booth Culver City</text:p>
          </table:table-cell>
          <table:table-cell table:style-name="ce3" office:value-type="string" calcext:value-type="string">
            <text:p><text:a xlink:href="https://docs.google.com/document/d/1mA_SKrCh4tVHvrv3pTM03is9Q1E6ctXeKdctUOoTLuM/view" xlink:type="simple">https://docs.google.com/document/d/1mA_SKrCh4tVHvrv3pTM03is9Q1E6ctXeKdctUOoTLuM/view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photobooth rental Culver City</text:p>
          </table:table-cell>
          <table:table-cell table:style-name="ce2" table:formula="of:=HYPERLINK(&quot;https://docs.google.com/document/d/1KfUdQsxcEwuOe-37mIdTMfeLiSHD55vdqLQ-bSqKD0U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style-name="ce3" office:value-type="string" calcext:value-type="string">
            <text:p><text:a xlink:href="https://docs.google.com/document/d/1KfUdQsxcEwuOe-37mIdTMfeLiSHD55vdqLQ-bSqKD0U/edit?usp=sharing" xlink:type="simple">https://docs.google.com/document/d/1KfUdQsxcEwuOe-37mIdTMfeLiSHD55vdqLQ-bSqKD0U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photo booth for rent Culver City</text:p>
          </table:table-cell>
          <table:table-cell table:style-name="ce2" table:formula="of:=HYPERLINK(&quot;https://docs.google.com/document/d/1KfUdQsxcEwuOe-37mIdTMfeLiSHD55vdqLQ-bSqKD0U/pub&quot;;&quot;photo booth for rent Culver City&quot;)" office:value-type="string" office:string-value="photo booth for rent Culver City" calcext:value-type="string">
            <text:p>photo booth for rent Culver City</text:p>
          </table:table-cell>
          <table:table-cell table:style-name="ce3" office:value-type="string" calcext:value-type="string">
            <text:p><text:a xlink:href="https://docs.google.com/document/d/1KfUdQsxcEwuOe-37mIdTMfeLiSHD55vdqLQ-bSqKD0U/pub" xlink:type="simple">https://docs.google.com/document/d/1KfUdQsxcEwuOe-37mIdTMfeLiSHD55vdqLQ-bSqKD0U/pub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renting a photo booth Culver City</text:p>
          </table:table-cell>
          <table:table-cell table:style-name="ce2" table:formula="of:=HYPERLINK(&quot;https://docs.google.com/document/d/1KfUdQsxcEwuOe-37mIdTMfeLiSHD55vdqLQ-bSqKD0U/view&quot;;&quot;renting a photo booth Culver City&quot;)" office:value-type="string" office:string-value="renting a photo booth Culver City" calcext:value-type="string">
            <text:p>renting a photo booth Culver City</text:p>
          </table:table-cell>
          <table:table-cell table:style-name="ce3" office:value-type="string" calcext:value-type="string">
            <text:p><text:a xlink:href="https://docs.google.com/document/d/1KfUdQsxcEwuOe-37mIdTMfeLiSHD55vdqLQ-bSqKD0U/view" xlink:type="simple">https://docs.google.com/document/d/1KfUdQsxcEwuOe-37mIdTMfeLiSHD55vdqLQ-bSqKD0U/view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photo booth rental Culver City</text:p>
          </table:table-cell>
          <table:table-cell table:style-name="ce2" table:formula="of:=HYPERLINK(&quot;https://docs.google.com/document/d/1L2LE74zvZiNfTUeNsuJvmW6ku0KVcPo3mqF9HWGCFMI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style-name="ce3" office:value-type="string" calcext:value-type="string">
            <text:p><text:a xlink:href="https://docs.google.com/document/d/1L2LE74zvZiNfTUeNsuJvmW6ku0KVcPo3mqF9HWGCFMI/edit?usp=sharing" xlink:type="simple">https://docs.google.com/document/d/1L2LE74zvZiNfTUeNsuJvmW6ku0KVcPo3mqF9HWGCFMI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photo booth rentals Culver City</text:p>
          </table:table-cell>
          <table:table-cell table:style-name="ce2" table:formula="of:=HYPERLINK(&quot;https://docs.google.com/document/d/1L2LE74zvZiNfTUeNsuJvmW6ku0KVcPo3mqF9HWGCFMI/pub&quot;;&quot;photo booth rentals Culver City&quot;)" office:value-type="string" office:string-value="photo booth rentals Culver City" calcext:value-type="string">
            <text:p>photo booth rentals Culver City</text:p>
          </table:table-cell>
          <table:table-cell table:style-name="ce3" office:value-type="string" calcext:value-type="string">
            <text:p><text:a xlink:href="https://docs.google.com/document/d/1L2LE74zvZiNfTUeNsuJvmW6ku0KVcPo3mqF9HWGCFMI/pub" xlink:type="simple">https://docs.google.com/document/d/1L2LE74zvZiNfTUeNsuJvmW6ku0KVcPo3mqF9HWGCFMI/pub</text:a>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eywords" style:display-name="PageStyle_Keywor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4" meta:object-count="0"/>
    <meta:generator>LibreOfficeDev/6.0.5.2$Linux_X86_64 LibreOffice_project/</meta:generator>
  </office:meta>
</office:document-meta>
</file>